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3141" officeooo:paragraph-rsid="00173141"/>
    </style:style>
    <style:style style:name="P2" style:family="paragraph" style:parent-style-name="Standard">
      <style:text-properties officeooo:rsid="00173141" officeooo:paragraph-rsid="00184cb3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officeooo:rsid="00173141" officeooo:paragraph-rsid="00173141"/>
    </style:style>
    <style:style style:name="P5" style:family="paragraph" style:parent-style-name="Standard">
      <style:paragraph-properties fo:break-before="page"/>
      <style:text-properties officeooo:rsid="00173141" officeooo:paragraph-rsid="00184cb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84c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1</text:p>
      <text:p text:style-name="P1">Part1</text:p>
      <text:p text:style-name="P1"/>
      <text:p text:style-name="Standard">1. 1.1 What is a program? </text:p>
      <text:p text:style-name="Standard">A program is a <text:span text:style-name="T1">set of instructions</text:span> that a computer follows to perform a task. </text:p>
      <text:p text:style-name="Standard"/>
      <text:p text:style-name="Standard">2. 1.2 What is hardware? </text:p>
      <text:p text:style-name="Standard">The term hardware refers to all of the <text:span text:style-name="T1">physical devices</text:span>, or components, of which a computer is made.</text:p>
      <text:p text:style-name="Standard"/>
      <text:p text:style-name="Standard">3. 1.3 List the five major components of a computer system. </text:p>
      <text:p text:style-name="P3">The central processing unit (CPU) </text:p>
      <text:p text:style-name="P3">Main memory </text:p>
      <text:p text:style-name="P3">Secondary storage devices </text:p>
      <text:p text:style-name="P3">Input devices </text:p>
      <text:p text:style-name="P3">Output devices</text:p>
      <text:p text:style-name="Standard"/>
      <text:p text:style-name="Standard">4. 1.4 What part of the computer actually runs programs? </text:p>
      <text:p text:style-name="Standard">The <text:span text:style-name="T2">central processing unit</text:span>, or <text:span text:style-name="T1">CPU</text:span>, is the part of a computer that actually runs programs.</text:p>
      <text:p text:style-name="Standard"/>
      <text:p text:style-name="Standard">5. 1.5 What part of the computer serves as a work area to store a program and its data while the program is running? </text:p>
      <text:p text:style-name="Standard"><text:s/>The <text:span text:style-name="T1">Main Memory</text:span> the computer stores a program while the program is running, as well as the data that the program is working with.</text:p>
      <text:p text:style-name="Standard"/>
      <text:p text:style-name="Standard">6. 1.6 What part of the computer holds data for long periods of time, even when there is no power to the computer? </text:p>
      <text:p text:style-name="Standard"><text:span text:style-name="T1">Secondary storage</text:span> is a type of memory that can hold data for long periods of time, even when there is no power to the computer.</text:p>
      <text:p text:style-name="Standard"/>
      <text:p text:style-name="Standard">7. 1.7 What part of the computer collects data from people and from other devices? </text:p>
      <text:p text:style-name="Standard">The component that collects the data and sends it to the computer is called an <text:span text:style-name="T1">input device</text:span>.</text:p>
      <text:p text:style-name="Standard"/>
      <text:p text:style-name="Standard">8. 1.8 What part of the computer formats and presents data for people or other devices? </text:p>
      <text:p text:style-name="Standard">The data is sent to an <text:span text:style-name="T1">output device</text:span>, which formats and presents it.</text:p>
      <text:p text:style-name="Standard"/>
      <text:p text:style-name="Standard">9. 1.9 What fundamental set of programs control the internal operations of the computer’s hardware? </text:p>
      <text:p text:style-name="Standard">An <text:span text:style-name="T1">operating system</text:span> is the most fundamental set of programs on a computer. </text:p>
      <text:p text:style-name="Standard"/>
      <text:p text:style-name="Standard">10. 1.10 What do you call a program that performs a specialized task, such as a virus scanner, a file compression program, or a data backup program? </text:p>
      <text:p text:style-name="Standard"><text:span text:style-name="T1">Utility Programs</text:span> perform a specialized task that enhances the computer’s operation or safeguards data.</text:p>
      <text:p text:style-name="Standard"/>
      <text:p text:style-name="Standard">11. 1.11 Word processing programs, spreadsheet programs, email programs, web browsers, and game programs belong to what category of software?</text:p>
      <text:p text:style-name="Standard">Programs that make a computer useful for everyday tasks are known as <text:span text:style-name="T1">application software</text:span>.</text:p>
      <text:p text:style-name="P4">Part 2</text:p>
      <text:p text:style-name="P1"/>
      <text:p text:style-name="P1">1. 1.12 What amount of memory is enough to store a letter of the alphabet or a small number? </text:p>
      <text:p text:style-name="P1"><text:span text:style-name="T1">One byte</text:span> is only enough memory to store a letter of the alphabet or a small number.</text:p>
      <text:p text:style-name="P1"/>
      <text:p text:style-name="P1">2. 1.13 What do you call a tiny “switch” that can be set to either on or off? </text:p>
      <text:p text:style-name="P1">The term <text:span text:style-name="T1">bit</text:span> stands for binary digit. Computer scientists usually think of bits as tiny switches that can be either on or off.</text:p>
      <text:p text:style-name="P1"/>
      <text:p text:style-name="P1">3. 1.14 In what numbering system are all numeric values written as sequences of 0s and 1s? </text:p>
      <text:p text:style-name="P1">In the <text:span text:style-name="T2">binary numbering system</text:span> (or <text:span text:style-name="T1">binary</text:span>, as it is usually called), all numeric values are written as sequences of 0s and 1s.</text:p>
      <text:p text:style-name="P1"/>
      <text:p text:style-name="P1">4. 1.15 What is the purpose of ASCII? </text:p>
      <text:p text:style-name="P1"><text:span text:style-name="T1">ASCII</text:span> <text:span text:style-name="T2">("askee")</text:span> is a set of 128 numeric codes that represent the English letters, various punctuation marks, and other characters.</text:p>
      <text:p text:style-name="P1"/>
      <text:p text:style-name="P1">5. 1.16 What encoding scheme is extensive enough to represent the characters of many of the languages in the world?</text:p>
      <text:p text:style-name="P1"><text:span text:style-name="T1">Unicode</text:span> is an extensive encoding scheme that is compatible with ASCII, but can also represent characters for many of the languages in the world.</text:p>
      <text:p text:style-name="P1"/>
      <text:p text:style-name="P1"><text:s/></text:p>
      <text:p text:style-name="P1">6. 1.17 What do the terms “digital data” and “digital device” mean?</text:p>
      <text:p text:style-name="P1">The term digital can be used to describe anything that uses binary numbers. <text:span text:style-name="T1">Digital data</text:span> is <text:span text:style-name="T2">data that is stored in binary format</text:span>, and a <text:span text:style-name="T1">digital device</text:span> is any device that <text:span text:style-name="T2">works with binary data</text:span>.</text:p>
      <text:p text:style-name="P4">Part 3</text:p>
      <text:p text:style-name="P1"/>
      <text:p text:style-name="P1">1. 1.18 A CPU understands instructions that are written only in what language?</text:p>
      <text:p text:style-name="P1">A computer’s CPU can only understand instructions that are written in <text:span text:style-name="T1">machine language</text:span>. </text:p>
      <text:p text:style-name="P1"/>
      <text:p text:style-name="P1">2. 1.19 A program has to be copied into what type of memory each time the CPU executes it?</text:p>
      <text:p text:style-name="P1">A program is copied into <text:span text:style-name="T1">main memory</text:span> and then execute</text:p>
      <text:p text:style-name="P1"/>
      <text:p text:style-name="P1">3. 1.20 When a CPU executes the instructions in a program, it is engaged in what process?</text:p>
      <text:p text:style-name="P1">When a CPU executes the instructions in a program, it is engaged in a process that is known as the <text:span text:style-name="T1">fetch-decode-execute cycle</text:span>.</text:p>
      <text:p text:style-name="P1">a. <text:span text:style-name="T1">Fetch</text:span>. A program is a long sequence of machine language instructions. The first step of the cycle is to fetch, or read, the next instruction from memory into the CPU.</text:p>
      <text:p text:style-name="P1">b. <text:span text:style-name="T1">Decode</text:span>. A machine language instruction is a binary number that represents a command that tells the CPU to perform an operation. In this step, the CPU decodes the instruction that was just fetched from memory, to determine which operation it should perform.</text:p>
      <text:p text:style-name="P1">c. <text:span text:style-name="T1">Execute</text:span>. The last step in the cycle is to execute, or perform, the operation.</text:p>
      <text:p text:style-name="P1"/>
      <text:p text:style-name="P1">4. 1.21 What is assembly language?</text:p>
      <text:p text:style-name="P1">Assembly language was created in the early days of computing as an <text:span text:style-name="T3">alternative</text:span><text:span text:style-name="T2"> to </text:span><text:span text:style-name="T5">machine language</text:span><text:span text:style-name="T2">, </text:span><text:span text:style-name="T6">as it is impractical for people to write programs in machine language.</text:span></text:p>
      <text:p text:style-name="P1"/>
      <text:p text:style-name="P1">5. 1.22 What type of programming language allows you to create powerful and complex programs without knowing how the CPU works?</text:p>
      <text:p text:style-name="P1"><text:s/><text:span text:style-name="T7">A</text:span><text:span text:style-name="T1"> high-level language</text:span> allows you to create powerful and complex programs without knowing how the CPU works and without writing large numbers of low-level instructions.</text:p>
      <text:p text:style-name="P1"/>
      <text:p text:style-name="P1">6. 1.23 Each language has a set of rules that must be strictly followed when writing a program. What is this set of rules called?</text:p>
      <text:p text:style-name="P1"><text:span text:style-name="T7">Each language also has its own </text:span><text:span text:style-name="T4">syntax</text:span><text:span text:style-name="T7">, which is a set of rules that must be strictly followed when writing a program.</text:span></text:p>
      <text:p text:style-name="P1"/>
      <text:p text:style-name="P2">7. 1.24 What do you call a program that translates a high-level language program into a separate machine language program?</text:p>
      <text:p text:style-name="P2">A <text:span text:style-name="T1">compiler</text:span> is a program that translates a high-level language program into a separate machine language program.</text:p>
      <text:p text:style-name="P2"/>
      <text:p text:style-name="P2">8. 1.25 What do you call a program that both translates and executes the instructions in a high-level language program?</text:p>
      <text:p text:style-name="P2"><text:span text:style-name="T8">A</text:span>n <text:span text:style-name="T1">interpreter</text:span>, which is a program that both translates and executes the instructions in a high-level language program. </text:p>
      <text:p text:style-name="P2"/>
      <text:p text:style-name="P2">9. 1.26 What type of mistake is usually caused by a misspelled key word, a missing punctuation character, or the incorrect use of an operator?<text:line-break/>A <text:span text:style-name="T1">syntax error</text:span> is a mistake such as a misspelled key word, a missing punctuation character, or the incorrect use of an operator.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7:37:17.742000000</meta:creation-date>
    <meta:editing-duration>PT3M16S</meta:editing-duration>
    <meta:editing-cycles>2</meta:editing-cycles>
    <meta:generator>LibreOffice/6.1.4.2$Windows_X86_64 LibreOffice_project/9d0f32d1f0b509096fd65e0d4bec26ddd1938fd3</meta:generator>
    <dc:date>2019-03-30T17:37:52.093000000</dc:date>
    <meta:document-statistic meta:table-count="0" meta:image-count="0" meta:object-count="0" meta:page-count="4" meta:paragraph-count="63" meta:word-count="1031" meta:character-count="5846" meta:non-whitespace-character-count="4851"/>
  </office:meta>
</office:document-meta>
</file>